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cm" svg:height="4cm" svg:x="8cm" svg:y="3cm">
          <text:p text:style-name="P1">Recipes_App</text:p>
        </draw:rect>
        <draw:rect draw:style-name="gr1" draw:text-style-name="P1" draw:layer="layout" svg:width="5cm" svg:height="4cm" svg:x="14cm" svg:y="7cm">
          <text:p text:style-name="P1"><text:span text:style-name="T1">Users</text:span></text:p>
          <text:p text:style-name="P2">username</text:p>
          <text:p text:style-name="P2">user_id</text:p>
          <text:p text:style-name="P1"/>
        </draw:rect>
        <draw:rect draw:style-name="gr1" draw:text-style-name="P1" draw:layer="layout" svg:width="5cm" svg:height="5.5cm" svg:x="2cm" svg:y="6.9cm">
          <text:p text:style-name="P1"><text:span text:style-name="T1">Recipes</text:span></text:p>
          <text:p text:style-name="P2">name</text:p>
          <text:p text:style-name="P2">recipe_id</text:p>
          <text:p text:style-name="P2">ingredients</text:p>
          <text:p text:style-name="P2">cooking time</text:p>
          <text:p text:style-name="P2">dish_type</text:p>
          <text:p text:style-name="P2">instructions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w Timmins</meta:initial-creator>
    <meta:creation-date>2023-06-15T15:41:22.56</meta:creation-date>
    <dc:date>2023-06-16T12:57:16.18</dc:date>
    <dc:creator>Andrew Timmins</dc:creator>
    <meta:editing-duration>PT1H35M22S</meta:editing-duration>
    <meta:editing-cycles>7</meta:editing-cycles>
    <meta:generator>OpenOffice/4.1.14$Win32 OpenOffice.org_project/4114m1$Build-9811</meta:generator>
    <meta:document-statistic meta:object-count="3"/>
  </office:meta>
</office:document-meta>
</file>